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f7c5" officeooo:paragraph-rsid="0003f7c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f7c5" officeooo:paragraph-rsid="0003f7c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5a78d" officeooo:paragraph-rsid="000cf05c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b07bb" officeooo:paragraph-rsid="000b07b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0b089f" officeooo:paragraph-rsid="000c3257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0cf05c" officeooo:paragraph-rsid="000fb22a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0f954" officeooo:paragraph-rsid="0010f954" style:font-size-asian="20pt" style:font-weight-asian="normal" style:font-size-complex="20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fo:font-weight="normal" officeooo:rsid="0010f954" officeooo:paragraph-rsid="0010f954" style:font-size-asian="20pt" style:font-weight-asian="normal" style:font-size-complex="20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fo:font-weight="normal" officeooo:rsid="0012cbcd" officeooo:paragraph-rsid="0012cbcd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normal" officeooo:rsid="0012cbcd" officeooo:paragraph-rsid="0012cbcd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weight="normal" officeooo:rsid="0016d853" officeooo:paragraph-rsid="0016d853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745da"/>
    </style:style>
    <style:style style:name="P13" style:family="paragraph" style:parent-style-name="Standard">
      <style:paragraph-properties fo:text-align="start" style:justify-single-word="false"/>
      <style:text-properties officeooo:rsid="001745da" officeooo:paragraph-rsid="001745da"/>
    </style:style>
    <style:style style:name="P14" style:family="paragraph" style:parent-style-name="Standard">
      <style:paragraph-properties fo:text-align="start" style:justify-single-word="false"/>
      <style:text-properties officeooo:rsid="00186969" officeooo:paragraph-rsid="00186969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7a25a" style:font-size-asian="17.5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745da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186969" style:font-size-asian="20pt" style:font-weight-asian="normal" style:font-size-complex="20pt" style:font-weight-complex="normal"/>
    </style:style>
    <style:style style:name="T6" style:family="text">
      <style:text-properties officeooo:rsid="0007a25a"/>
    </style:style>
    <style:style style:name="T7" style:family="text">
      <style:text-properties officeooo:rsid="000973d5"/>
    </style:style>
    <style:style style:name="T8" style:family="text">
      <style:text-properties officeooo:rsid="000b089f"/>
    </style:style>
    <style:style style:name="T9" style:family="text">
      <style:text-properties officeooo:rsid="000c3257"/>
    </style:style>
    <style:style style:name="T10" style:family="text">
      <style:text-properties officeooo:rsid="000cf05c"/>
    </style:style>
    <style:style style:name="T11" style:family="text">
      <style:text-properties officeooo:rsid="000e1178"/>
    </style:style>
    <style:style style:name="T12" style:family="text">
      <style:text-properties officeooo:rsid="000fb22a"/>
    </style:style>
    <style:style style:name="T13" style:family="text">
      <style:text-properties officeooo:rsid="0010f954"/>
    </style:style>
    <style:style style:name="T14" style:family="text">
      <style:text-properties officeooo:rsid="0012cbcd"/>
    </style:style>
    <style:style style:name="T15" style:family="text">
      <style:text-properties officeooo:rsid="001465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USO DE DRONES NO</text:span><text:span text:style-name="T1"> AGRO</text:span></text:p>
      <text:p text:style-name="P2"/>
      <text:p text:style-name="P3"><text:span text:style-name="T10"><text:s text:c="2"/>Os</text:span> drones estão sendo muito usados como uma ferramenta favorável, para monitorar a agricultura e fazer a detecção de pragas e doenças, <text:span text:style-name="T6">a pulverização facilita a aplicação de produtos para controlar as pragas e doenças nas lavouras. </text:span><text:span text:style-name="T7">Com esse avanço na tecnologia do setor agronômico reduziu os custos operacionais, como os gastos com combustíveis e mão de obra, diminuindo os impactos ambientais ao parar de usar excessivamente produtos químicos e a diminuição de gases e vapores na atmosfera.</text:span></text:p>
      <text:p text:style-name="P4"><text:s text:c="2"/>A modernização na agricultura está se tornando uma coisa fundamental em vários tipos de cultivo, colocando em prática o aumento da qualidade e produção. <text:span text:style-name="T8">Vários tipos de instrumentos tecnológico estão sendo usados pelos produtores para auxiliá-los, concordando o maior controle diante a agricultura. Uma dessas tecnologias usadas são os drones, eles são Veículos Aéreos Não Tripulados ( VANT ).</text:span></text:p>
      <text:p text:style-name="P5"><text:s text:c="2"/>O drone é necessário <text:span text:style-name="T9">para ser usado para mapear, captar imagens delimitar áreas e identificar biomas, na pecuária os drones são ferramentas usadas para supervisionar os gado, os animais devem receber algum tipo de identificadores, se por acaso o animal desaparecer ou ser roubado, os drones de rastreamento por rádio pode localizá-los, o que ajuda a acelerar a certificação, seja para determinar uma propriedade ou mesmo a área de preservação ou reserva legal.</text:span></text:p>
      <text:p text:style-name="P6"><text:s text:c="2"/>Os drones são uma das tecnologias mais procuradas dos últimos anos nos mais variados segmentos a para diversas aplicações, <text:span text:style-name="T11">no Brasil o uso de drones são baixos, na </text:span><text:soft-page-break/><text:span text:style-name="T11">agricultura os drones já está na rotina de vários produtores rurais.</text:span></text:p>
      <text:p text:style-name="P6"><text:span text:style-name="T12"><text:s text:c="2"/>Os drones são uma palavra que vem do inglês que significa zangão, devido ao seu barulho peculiar que se assemelha ao barulho do inseto. É uma tecnologia que antes era pouca utilizada na área da agricultura devido ao seu preço, </text:span><text:span text:style-name="T13">mas de um tempo pra cá começou a ser bem utilizada na agricultura, por ser um objeto que voa e transmite imagens em tempo real para o seu operador, desta forma a sua utilização está se tornando indispensável devido ao seu monitoramento em grande escala em pouco tempo.</text:span></text:p>
      <text:p text:style-name="P7"><text:s text:c="2"/>Os drones desempenham diversas funções no campo sendo elas:</text:p>
      <text:list xml:id="list3925406880" text:style-name="L1">
        <text:list-item>
          <text:p text:style-name="P8">Monitoramento da lavoura.</text:p>
        </text:list-item>
        <text:list-item>
          <text:p text:style-name="P8">Incid<text:span text:style-name="T14">ência de pragas e doenças. </text:span></text:p>
        </text:list-item>
        <text:list-item>
          <text:p text:style-name="P9">Estimativa da quantidade de plantas na lavoura.</text:p>
        </text:list-item>
        <text:list-item>
          <text:p text:style-name="P9">Georreferenciamento sendo possível observar áreas desmatadas fazer o monitoramento de animais.</text:p>
        </text:list-item>
        <text:list-item>
          <text:p text:style-name="P9"><text:span text:style-name="T15">L</text:span>ocais de difícil acesso.</text:p>
        </text:list-item>
        <text:list-item>
          <text:p text:style-name="P9"><text:span text:style-name="T15">I</text:span>ncêndios e fiscalização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a xlink:type="simple" xlink:href="https://sholar.google.com.br/sholar?hl=pt-BR&amp;as_sdt=0%2C5&amp;q=drone+na+agricultura&amp;oq=#d=gs_qabs&amp;t+1719585487726&amp;u=%23p%3DGdgQ_ieZSUoJ" text:style-name="Internet_20_link" text:visited-style-name="Visited_20_Internet_20_Link">https://sholar.google.com.br/sholar?hl=pt-BR&amp;as_sdt=0%2C5&amp;q=drone+na+agricultura&amp;oq=#d=gs_qabs&amp;t+1719585487726&amp;u=%23p%3DGdgQ_ieZSUoJ</text:a></text:p>
      <text:p text:style-name="P11"/>
      <text:p text:style-name="P11"><text:a xlink:type="simple" xlink:href="https://ri.ufs.br/handle/rius/18460" text:style-name="Internet_20_link" text:visited-style-name="Visited_20_Internet_20_Link">https://ri.ufs.br/handle/rius/18460</text:a></text:p>
      <text:p text:style-name="P11"/>
      <text:p text:style-name="P12"><text:a xlink:type="simple" xlink:href="https://terramagna.com.br/blog/drones-na-agriculura/#:~:text=Os%20drones%20na%20agricultura%20pulverização,precisa%20e%20com%20maior%20agilidade" text:style-name="Internet_20_link" text:visited-style-name="Visited_20_Internet_20_Link"><text:span text:style-name="T4">https://terramagna.com.br/blog/drones-na-agriculura/#:~:text=Os%20drones%20na%20agricultura%20pulveriza%C3%A7%C3%A3o,precisa%20e%20com%20maior%20agilidade</text:span></text:a><text:span text:style-name="T4">.</text:span></text:p>
      <text:p text:style-name="P12"><text:span text:style-name="T4"/></text:p>
      <text:p text:style-name="P13"><text:a xlink:type="simple" xlink:href="https://sholar.google.com.br/sholar:?hl=pt-BR&amp;as_sdt=0%2C5&amp;q=drone+na+agricultura+conclusao&amp;oq=#d=gs_qabs&amp;t=1719836353675&amp;u=%23p%3Dhgs18f-FPNIJ" text:style-name="Internet_20_link" text:visited-style-name="Visited_20_Internet_20_Link"><text:span text:style-name="T3">https://sholar.google.com.br/sholar:?hl=pt-BR&amp;as_sdt=0%2C5&amp;q=drone+na+agricultura+conclusao&amp;oq=#d=gs_qabs&amp;t=1719836353675&amp;u=%23p%</text:span></text:a><text:a xlink:type="simple" xlink:href="https://sholar.google.com.br/sholar:?hl=pt-BR&amp;as_sdt=0%2C5&amp;q=drone+na+agricultura+conclusao&amp;oq=#d=gs_qabs&amp;t=1719836353675&amp;u=%23p%3Dhgs18f-FPNIJ" text:style-name="Internet_20_link" text:visited-style-name="Visited_20_Internet_20_Link"><text:span text:style-name="T5">3Dhgs18f-FPNIJ</text:span></text:a></text:p>
      <text:p text:style-name="P13"><text:span text:style-name="T5"/></text:p>
      <text:p text:style-name="P14"><text:a xlink:type="simple" xlink:href="https://revistat.com.br/o-uso-de-drones-como-tecnologia-aplicavel-na-agricultura-de-precisao/#:~:text=Os%20drones%20desempenham%20diversas%25funções,acesso%2C%25incêndios%20e%20fiscalização%20de" text:style-name="Internet_20_link" text:visited-style-name="Visited_20_Internet_20_Link"><text:span text:style-name="T3">https://revistat.com.br/o-uso-de-drones-como-tecnologia-aplicavel-na-agricultura-de-precisao/#:~:text=Os%20drones%20desempenham%20diversas%fun%C3%A7%C3%B5es,acesso%2C%inc%C3%Aandios%20e%20fiscaliza%C3%A7%C3%A3o%20de</text:span></text:a></text:p>
      <text:p text:style-name="P1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3:37:24.901521698</meta:creation-date>
    <dc:date>2024-07-03T08:59:27.878127372</dc:date>
    <meta:editing-duration>PT37M5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18" meta:word-count="395" meta:character-count="3098" meta:non-whitespace-character-count="2714"/>
  </office:meta>
</office:document-meta>
</file>